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473aa" officeooo:paragraph-rsid="001473aa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1473aa" officeooo:paragraph-rsid="001473a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473aa" officeooo:paragraph-rsid="002124a7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48451" officeooo:paragraph-rsid="00148451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aafe1" officeooo:paragraph-rsid="0022fe4f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1aafe1" officeooo:paragraph-rsid="002bee3a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normal" officeooo:rsid="00148451" officeooo:paragraph-rsid="0014845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arial" fo:font-size="12pt" fo:font-weight="bold" officeooo:rsid="001473aa" officeooo:paragraph-rsid="001473aa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2pt" fo:font-weight="bold" officeooo:rsid="001473aa" officeooo:paragraph-rsid="002124a7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arial" fo:font-size="12pt" fo:font-weight="bold" officeooo:rsid="00148451" officeooo:paragraph-rsid="00148451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arial" fo:font-size="12pt" fo:font-weight="bold" officeooo:rsid="001770bb" officeooo:paragraph-rsid="001770bb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text-properties style:font-name="arial" fo:font-size="12pt" fo:font-weight="bold" officeooo:rsid="0034f47f" officeooo:paragraph-rsid="0034f47f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arial" fo:font-size="12pt" fo:font-weight="bold" officeooo:rsid="001aafe1" officeooo:paragraph-rsid="001aafe1" style:font-size-asian="10.5pt" style:font-weight-asian="bold" style:font-size-complex="12pt" style:font-weight-complex="bold"/>
    </style:style>
    <style:style style:name="T1" style:family="text">
      <style:text-properties officeooo:rsid="001484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officeooo:rsid="00148451" style:font-weight-asian="normal" style:font-weight-complex="normal"/>
    </style:style>
    <style:style style:name="T4" style:family="text">
      <style:text-properties fo:font-weight="normal" officeooo:rsid="00155acf" style:font-weight-asian="normal" style:font-weight-complex="normal"/>
    </style:style>
    <style:style style:name="T5" style:family="text">
      <style:text-properties fo:font-weight="normal" officeooo:rsid="001770bb" style:font-weight-asian="normal" style:font-weight-complex="normal"/>
    </style:style>
    <style:style style:name="T6" style:family="text">
      <style:text-properties fo:font-weight="normal" officeooo:rsid="0018ffa7" style:font-weight-asian="normal" style:font-weight-complex="normal"/>
    </style:style>
    <style:style style:name="T7" style:family="text">
      <style:text-properties fo:font-weight="normal" officeooo:rsid="001aafe1" style:font-weight-asian="normal" style:font-weight-complex="normal"/>
    </style:style>
    <style:style style:name="T8" style:family="text">
      <style:text-properties fo:font-weight="normal" officeooo:rsid="001cf47a" style:font-weight-asian="normal" style:font-weight-complex="normal"/>
    </style:style>
    <style:style style:name="T9" style:family="text">
      <style:text-properties fo:font-weight="normal" officeooo:rsid="001da831" style:font-weight-asian="normal" style:font-weight-complex="normal"/>
    </style:style>
    <style:style style:name="T10" style:family="text">
      <style:text-properties fo:font-weight="normal" officeooo:rsid="001f9d83" style:font-weight-asian="normal" style:font-weight-complex="normal"/>
    </style:style>
    <style:style style:name="T11" style:family="text">
      <style:text-properties fo:font-weight="normal" officeooo:rsid="0022fe4f" style:font-weight-asian="normal" style:font-weight-complex="normal"/>
    </style:style>
    <style:style style:name="T12" style:family="text">
      <style:text-properties fo:font-weight="normal" officeooo:rsid="0028168f" style:font-weight-asian="normal" style:font-weight-complex="normal"/>
    </style:style>
    <style:style style:name="T13" style:family="text">
      <style:text-properties fo:font-weight="normal" officeooo:rsid="00281bd2" style:font-weight-asian="normal" style:font-weight-complex="normal"/>
    </style:style>
    <style:style style:name="T14" style:family="text">
      <style:text-properties fo:font-weight="normal" officeooo:rsid="00281f6c" style:font-weight-asian="normal" style:font-weight-complex="normal"/>
    </style:style>
    <style:style style:name="T15" style:family="text">
      <style:text-properties fo:font-weight="normal" officeooo:rsid="002a2139" style:font-weight-asian="normal" style:font-weight-complex="normal"/>
    </style:style>
    <style:style style:name="T16" style:family="text">
      <style:text-properties fo:font-weight="normal" officeooo:rsid="002a6819" style:font-weight-asian="normal" style:font-weight-complex="normal"/>
    </style:style>
    <style:style style:name="T17" style:family="text">
      <style:text-properties fo:font-weight="normal" officeooo:rsid="002ed808" style:font-weight-asian="normal" style:font-weight-complex="normal"/>
    </style:style>
    <style:style style:name="T18" style:family="text">
      <style:text-properties fo:font-weight="normal" officeooo:rsid="002fce90" style:font-weight-asian="normal" style:font-weight-complex="normal"/>
    </style:style>
    <style:style style:name="T19" style:family="text">
      <style:text-properties fo:font-weight="normal" officeooo:rsid="0030f6d8" style:font-weight-asian="normal" style:font-weight-complex="normal"/>
    </style:style>
    <style:style style:name="T20" style:family="text">
      <style:text-properties fo:font-weight="normal" officeooo:rsid="0034f47f" style:font-weight-asian="normal" style:font-weight-complex="normal"/>
    </style:style>
    <style:style style:name="T21" style:family="text">
      <style:text-properties officeooo:rsid="001770bb"/>
    </style:style>
    <style:style style:name="T22" style:family="text">
      <style:text-properties officeooo:rsid="001aafe1"/>
    </style:style>
    <style:style style:name="T23" style:family="text">
      <style:text-properties officeooo:rsid="0020c34c"/>
    </style:style>
    <style:style style:name="T24" style:family="text">
      <style:text-properties officeooo:rsid="003558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os requisitos</text:p>
      <text:list xml:id="list1235227063112408262" text:style-name="L1">
        <text:list-item>
          <text:p text:style-name="P8">Cadastrar doador</text:p>
        </text:list-item>
      </text:list>
      <text:p text:style-name="P7"><text:tab/>Este requisito permite que o usuário realize seu cadastro no aplicativo com seus dados pessoais.</text:p>
      <text:list xml:id="list2217663013675" text:continue-numbering="true" text:style-name="L1">
        <text:list-item>
          <text:p text:style-name="P8"><text:span text:style-name="T1">Requisitar cadastro</text:span> entidade</text:p>
        </text:list-item>
      </text:list>
      <text:p text:style-name="P7"><text:tab/>Este requisito permite que o representante da entidade realize o cadastro com os dados legais da entidade <text:span text:style-name="T24">realize</text:span> o <text:span text:style-name="T2">upload</text:span> dos documentos para validação.</text:p>
      <text:list xml:id="list2215820766319" text:continue-numbering="true" text:style-name="L1">
        <text:list-item>
          <text:p text:style-name="P8">Validar requisição</text:p>
        </text:list-item>
      </text:list>
      <text:p text:style-name="P2"><text:tab/><text:span text:style-name="T3">Este requisito permite que o responsável pelo aplicativo possa validar a requisição recebida </text:span><text:span text:style-name="T12">e concluir o cadastro da entidade</text:span><text:span text:style-name="T3">.</text:span></text:p>
      <text:list xml:id="list2217645949820" text:continue-numbering="true" text:style-name="L1">
        <text:list-item>
          <text:p text:style-name="P10">Criar perfil da entidade</text:p>
        </text:list-item>
      </text:list>
      <text:p text:style-name="P4"><text:tab/><text:span text:style-name="T4">Este requisito permite que após a validação positiva da requisição o representante da entidade ganhe acesso a plataforma e crie o perfil dela com os dados legais da entidade e outros detalhes que sejam interessantes, como sua história.</text:span></text:p>
      <text:list xml:id="list2216348741413" text:continue-numbering="true" text:style-name="L1">
        <text:list-item>
          <text:p text:style-name="P8"><text:span text:style-name="T23">Criar</text:span> evento</text:p>
        </text:list-item>
      </text:list>
      <text:p text:style-name="P2"><text:tab/><text:span text:style-name="T5">Este requisito permite que a entidade possa publicar um evento ou campanha que irá realizar.</text:span></text:p>
      <text:list xml:id="list2217287791624" text:continue-numbering="true" text:style-name="L1">
        <text:list-item>
          <text:p text:style-name="P8">Visualizar evento<text:span text:style-name="T21">s</text:span></text:p>
        </text:list-item>
      </text:list>
      <text:p text:style-name="P2"><text:tab/><text:span text:style-name="T5">Este requisito permite que o doador visualize os eventos e campanhas realizadas pelas entidades cadastradas.</text:span></text:p>
      <text:list xml:id="list2216412847142" text:continue-numbering="true" text:style-name="L1">
        <text:list-item>
          <text:p text:style-name="P11">Visualizar detalhes do evento</text:p>
        </text:list-item>
      </text:list>
      <text:p text:style-name="P2"><text:tab/><text:span text:style-name="T5">Este requisito permite que o doador cadastrado visualize os detalhes do evento </text:span><text:span text:style-name="T13">como data</text:span><text:span text:style-name="T14">, local, etc</text:span><text:span text:style-name="T5">.</text:span></text:p>
      <text:list xml:id="list2216027820550" text:continue-numbering="true" text:style-name="L1">
        <text:list-item>
          <text:p text:style-name="P8"><text:span text:style-name="T21">Definir</text:span> necessidades</text:p>
        </text:list-item>
      </text:list>
      <text:p text:style-name="P2"><text:tab/><text:span text:style-name="T5">Este requisito permite a entidade definir as suas 3 principais necessidades </text:span><text:span text:style-name="T15">que serão exibidas no perfil da entidade</text:span><text:span text:style-name="T5">.</text:span></text:p>
      <text:list xml:id="list2217676438498" text:continue-numbering="true" text:style-name="L1">
        <text:list-item>
          <text:p text:style-name="P8">Selecionar entidade favorita</text:p>
        </text:list-item>
      </text:list>
      <text:p text:style-name="P2"><text:tab/><text:span text:style-name="T6">Este requisito permite que o doador possa selecionar uma entidade como favorita dando prioridade a suas publicações ao visualizar os eventos.</text:span></text:p>
      <text:list xml:id="list2216459040516" text:continue-numbering="true" text:style-name="L1">
        <text:list-item>
          <text:p text:style-name="P8">Listar doadores <text:span text:style-name="T22">por entidade</text:span></text:p>
        </text:list-item>
      </text:list>
      <text:p text:style-name="P2"><text:tab/><text:span text:style-name="T7">Este requisito permite ao responsável da entidade listar </text:span><text:span text:style-name="T16">os dados d</text:span><text:span text:style-name="T7">os doadores que a selecionaram como favorita.</text:span></text:p>
      <text:list xml:id="list2216292512896" text:continue-numbering="true" text:style-name="L1">
        <text:list-item>
          <text:p text:style-name="P8">Visualizar <text:span text:style-name="T22">perfil</text:span> da entidade</text:p>
        </text:list-item>
      </text:list>
      <text:p text:style-name="P2"><text:tab/><text:span text:style-name="T7">Este requisito permite que o doador visualize os perfil da entidade.</text:span></text:p>
      <text:list xml:id="list2215661412897" text:continue-numbering="true" text:style-name="L1">
        <text:list-item>
          <text:p text:style-name="P8">Pesquisar entidades</text:p>
        </text:list-item>
      </text:list>
      <text:p text:style-name="P2"><text:tab/><text:span text:style-name="T8">Este requisito permite ao doador pesquisar entidades através de filtros.</text:span></text:p>
      <text:list xml:id="list2217195615748" text:continue-numbering="true" text:style-name="L1">
        <text:list-item>
          <text:p text:style-name="P8">Notificar doadores</text:p>
        </text:list-item>
      </text:list>
      <text:p text:style-name="P2"><text:tab/><text:span text:style-name="T9">Este requisito permite que o aplicativo notifique aos doadores que selecionaram a entidade como favorita </text:span><text:span text:style-name="T10">ao ser criado um evento pela entidade </text:span><text:span text:style-name="T19">ou quando uma necessidade é alterada</text:span><text:span text:style-name="T9">.</text:span></text:p>
      <text:list xml:id="list2217762920688" text:continue-numbering="true" text:style-name="L1">
        <text:list-item>
          <text:p text:style-name="P12">Excluir entidade</text:p>
        </text:list-item>
      </text:list>
      <text:p text:style-name="P2"><text:tab/><text:span text:style-name="T20">Este requisito permite ao responsável pela entidade excluir o perfil da entidade.</text:span></text:p>
      <text:list xml:id="list2217049395655" text:continue-numbering="true" text:style-name="L1">
        <text:list-item>
          <text:p text:style-name="P9">Listar entidades</text:p>
        </text:list-item>
      </text:list>
      <text:p text:style-name="P3"><text:tab/><text:span text:style-name="T11">Este requisito permite ao responsável do aplicativo listar todas as entidades cadastradas </text:span><text:span text:style-name="T17">e seus dados</text:span><text:span text:style-name="T11">.</text:span></text:p>
      <text:list xml:id="list2216753430794" text:continue-numbering="true" text:style-name="L1">
        <text:list-item>
          <text:p text:style-name="P13">Listar doadores</text:p>
        </text:list-item>
      </text:list>
      <text:p text:style-name="P6"><text:span text:style-name="T11"><text:tab/>Este requisito permite ao responsável do aplicativo listar todos os doadores cadastrados </text:span><text:span text:style-name="T18">e seus dados</text:span><text:span text:style-name="T11">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25:15.292278892</meta:creation-date>
    <dc:date>2018-03-30T00:22:15.488912721</dc:date>
    <meta:editing-duration>PT57M48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50" meta:character-count="2302" meta:non-whitespace-character-count="1984"/>
  </office:meta>
</office:document-meta>
</file>